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6531in" svg:height="6.3685in" svg:x="4.4878in" svg:y="0.0417in">
            <draw:object draw:notify-on-update-of-ranges="Sheet1.B1:Sheet1.B100 Sheet1.E1:Sheet1.E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004975" calcext:value-type="float">
            <text:p>0.00497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014778" calcext:value-type="float">
            <text:p>0.014778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029119" calcext:value-type="float">
            <text:p>0.029119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047585" calcext:value-type="float">
            <text:p>0.04758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069654" calcext:value-type="float">
            <text:p>0.069654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094723" calcext:value-type="float">
            <text:p>0.094723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122133" calcext:value-type="float">
            <text:p>0.122133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1512" calcext:value-type="float">
            <text:p>0.1512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18124" calcext:value-type="float">
            <text:p>0.18124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211598" calcext:value-type="float">
            <text:p>0.211598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241668" calcext:value-type="float">
            <text:p>0.241668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270913" calcext:value-type="float">
            <text:p>0.270913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298877" calcext:value-type="float">
            <text:p>0.298877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325192" calcext:value-type="float">
            <text:p>0.325192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349584" calcext:value-type="float">
            <text:p>0.349584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371868" calcext:value-type="float">
            <text:p>0.371868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391944" calcext:value-type="float">
            <text:p>0.391944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09788" calcext:value-type="float">
            <text:p>0.409788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25441" calcext:value-type="float">
            <text:p>0.425441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38997" calcext:value-type="float">
            <text:p>0.438997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50591" calcext:value-type="float">
            <text:p>0.450591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60383" calcext:value-type="float">
            <text:p>0.460383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68555" calcext:value-type="float">
            <text:p>0.46855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75294" calcext:value-type="float">
            <text:p>0.475294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80784" calcext:value-type="float">
            <text:p>0.480784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85205" calcext:value-type="float">
            <text:p>0.48520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88725" calcext:value-type="float">
            <text:p>0.48872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1494" calcext:value-type="float">
            <text:p>0.491494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3648" calcext:value-type="float">
            <text:p>0.493648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5305" calcext:value-type="float">
            <text:p>0.49530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6565" calcext:value-type="float">
            <text:p>0.49656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7513" calcext:value-type="float">
            <text:p>0.497513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8217" calcext:value-type="float">
            <text:p>0.498217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8735" calcext:value-type="float">
            <text:p>0.49873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112" calcext:value-type="float">
            <text:p>0.499112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383" calcext:value-type="float">
            <text:p>0.499383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576" calcext:value-type="float">
            <text:p>0.499576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711" calcext:value-type="float">
            <text:p>0.499711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805" calcext:value-type="float">
            <text:p>0.49980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87" calcext:value-type="float">
            <text:p>0.49987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914" calcext:value-type="float">
            <text:p>0.499914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944" calcext:value-type="float">
            <text:p>0.499944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964" calcext:value-type="float">
            <text:p>0.499964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977" calcext:value-type="float">
            <text:p>0.499977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985" calcext:value-type="float">
            <text:p>0.49998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991" calcext:value-type="float">
            <text:p>0.499991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994" calcext:value-type="float">
            <text:p>0.499994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996" calcext:value-type="float">
            <text:p>0.499996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998" calcext:value-type="float">
            <text:p>0.499998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999" calcext:value-type="float">
            <text:p>0.499999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499999" calcext:value-type="float">
            <text:p>0.499999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: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x: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6:42:36.747391028</meta:creation-date>
    <dc:date>2022-04-08T16:44:19.996067237</dc:date>
    <meta:editing-duration>PT1M43S</meta:editing-duration>
    <meta:editing-cycles>1</meta:editing-cycles>
    <meta:document-statistic meta:table-count="1" meta:cell-count="40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6cm" svg:height="16.177cm" xlink:href=".." xlink:type="simple" chart:class="chart:scatter" chart:style-name="ch1">
        <chart:legend chart:legend-position="end" svg:x="26.748cm" svg:y="7.789cm" style:legend-expansion="high" chart:style-name="ch2"/>
        <chart:plot-area chart:style-name="ch3" table:cell-range-address="Sheet1.B1:Sheet1.B100 Sheet1.E1:Sheet1.E100" svg:x="0.592cm" svg:y="0.323cm" svg:width="25.564cm" svg:height="15.531cm">
          <chartooo:coordinate-region svg:x="1.319cm" svg:y="0.523cm" svg:width="24.597cm" svg:height="14.6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:Sheet1.E100" chart:class="chart:scatter">
            <chart:domain table:cell-range-address="Sheet1.B1:Sheet1.B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100</svg:desc>
                </draw:g>
              </table:table-cell>
              <table:table-cell office:value-type="float" office:value="0">
                <text:p>0</text:p>
                <draw:g>
                  <svg:desc>Sheet1.E1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4975">
                <text:p>0.004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14778">
                <text:p>0.014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29119">
                <text:p>0.029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47585">
                <text:p>0.047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69654">
                <text:p>0.069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94723">
                <text:p>0.094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122133">
                <text:p>0.122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1512">
                <text:p>0.1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18124">
                <text:p>0.18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211598">
                <text:p>0.211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241668">
                <text:p>0.241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270913">
                <text:p>0.270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298877">
                <text:p>0.298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325192">
                <text:p>0.325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349584">
                <text:p>0.349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371868">
                <text:p>0.371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391944">
                <text:p>0.391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409788">
                <text:p>0.409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425441">
                <text:p>0.425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438997">
                <text:p>0.438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450591">
                <text:p>0.450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460383">
                <text:p>0.4603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468555">
                <text:p>0.468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475294">
                <text:p>0.4752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480784">
                <text:p>0.4807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485205">
                <text:p>0.485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488725">
                <text:p>0.488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491494">
                <text:p>0.491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493648">
                <text:p>0.4936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495305">
                <text:p>0.495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496565">
                <text:p>0.4965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497513">
                <text:p>0.4975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498217">
                <text:p>0.4982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498735">
                <text:p>0.4987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499112">
                <text:p>0.499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499383">
                <text:p>0.4993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499576">
                <text:p>0.499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499711">
                <text:p>0.499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499805">
                <text:p>0.499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9987">
                <text:p>0.499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99914">
                <text:p>0.4999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99944">
                <text:p>0.4999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99964">
                <text:p>0.4999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99977">
                <text:p>0.499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99985">
                <text:p>0.4999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99991">
                <text:p>0.499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99994">
                <text:p>0.4999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99996">
                <text:p>0.499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